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 </text:p>
      <text:p text:style-name="Standard"/>
      <text:p text:style-name="P1">Backlog :</text:p>
      <text:p text:style-name="Standard"/>
      <text:list xml:id="list37543812" text:style-name="L1">
        <text:list-item>
          <text:p text:style-name="P3">création d'un nouveau répertoire sous Git</text:p>
        </text:list-item>
        <text:list-item>
          <text:p text:style-name="P3">ajout des fichiers de suivi sur le répertoire Git</text:p>
        </text:list-item>
        <text:list-item>
          <text:p text:style-name="P3">écriture des stories et des fonctionnalités</text:p>
        </text:list-item>
        <text:list-item>
          <text:p text:style-name="P3">définition de la structure de données</text:p>
        </text:list-item>
        <text:list-item>
          <text:p text:style-name="P3">mise en place de la structure de données </text:p>
          <text:p text:style-name="P3"/>
        </text:list-item>
      </text:list>
      <text:p text:style-name="Standard"/>
      <text:p text:style-name="Standard"/>
      <text:p text:style-name="Standard"/>
      <text:p text:style-name="Standard"/>
      <text:p text:style-name="P1">Estimations + affectations :</text:p>
      <text:p text:style-name="Standard"/>
      <text:list xml:id="list37532663" text:style-name="L2">
        <text:list-item>
          <text:p text:style-name="P4">mise en place d'un répertoire pour le projet sous Git et ajout des collaborateurs (Cyrielle Bazart) : 15 minutes</text:p>
        </text:list-item>
        <text:list-item>
          <text:p text:style-name="P4">ajout des fichiers de suivi sur le répertoire Git (Cyrielle Bazart &amp; Romain Dartois) : 15 minutes</text:p>
        </text:list-item>
      </text:list>
      <text:p text:style-name="Standard"/>
      <text:list xml:id="list37552189" text:style-name="L3">
        <text:list-item>
          <text:p text:style-name="P5">écriture du backlog (Cyrielle Bazart &amp; Romain Dartois) </text:p>
          <text:list>
            <text:list-header>
              <text:p text:style-name="P5">- stories : 1 heure</text:p>
              <text:p text:style-name="P5">- product backlog : 1h</text:p>
              <text:p text:style-name="P5">- planning poker : 30 minutes</text:p>
            </text:list-header>
          </text:list>
        </text:list-item>
      </text:list>
      <text:p text:style-name="Standard"/>
      <text:list xml:id="list37540620" text:style-name="L4">
        <text:list-item>
          <text:p text:style-name="P6">définition de la structure de données (Cyrielle Bazart &amp; Romain Dartois &amp; Anthony Da Silva &amp; Jérémy Geoffroy) : 2h</text:p>
          <text:p text:style-name="P6"/>
        </text:list-item>
        <text:list-item>
          <text:p text:style-name="P6">mise en place de la structure de données (Anthony Da Silva &amp; Jérémy Geoffroy) : </text:p>
          <text:list>
            <text:list-header>
              <text:p text:style-name="P6">- écriture de la structure de données : 1h30</text:p>
            </text:list-header>
          </text:list>
        </text:list-item>
      </text:list>
      <text:p text:style-name="Standard"/>
      <text:p text:style-name="P1">Burndown Chart :</text:p>
      <text:p text:style-name="P1"/>
      <text:p text:style-name="P1"><draw:frame draw:style-name="fr1" draw:name="Objet1" text:anchor-type="paragraph" svg:width="15.651cm" svg:height="7.95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16:30:25.14</meta:creation-date>
    <dc:date>2012-04-03T17:42:57.60</dc:date>
    <meta:editing-duration>PT1H8M9S</meta:editing-duration>
    <meta:editing-cycles>13</meta:editing-cycles>
    <meta:generator>OpenOffice.org/3.3$Win32 OpenOffice.org_project/330m20$Build-9567</meta:generator>
    <meta:document-statistic meta:table-count="0" meta:image-count="0" meta:object-count="1" meta:page-count="1" meta:paragraph-count="18" meta:word-count="164" meta:character-count="859"/>
    <dc:creator>romain dartois</dc:cre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5cm" svg:height="7.956cm" xlink:href="." xlink:type="simple" chart:class="chart:line" chart:style-name="ch1">
        <chart:title svg:x="5.36cm" svg:y="0.295cm" chart:style-name="ch2">
          <text:p>Burndown Chart Sprint 1</text:p>
        </chart:title>
        <chart:legend chart:legend-position="end" svg:x="13.756cm" svg:y="3.67cm" chart:style-name="ch3"/>
        <chart:plot-area chart:style-name="ch4" chart:data-source-has-labels="both" svg:x="0.763cm" svg:y="1.551cm" svg:width="12.367cm" svg:height="5.826cm">
          <chartooo:coordinate-region svg:x="1.384cm" svg:y="1.763cm" svg:width="11.746cm" svg:height="5.402cm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